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15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="Liberation Sans" fo:font-weight="normal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underline-style="solid" style:text-underline-width="auto" style:text-underline-color="font-color"/>
    </style:style>
    <style:style style:name="T4" style:family="text">
      <style:text-properties style:text-overline-style="none" style:text-overline-color="font-color" style:font-name="Liberation Sans" fo:font-weight="normal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bla</text:p>
          </table:table-cell>
          <table:table-cell table:number-columns-repeated="6"/>
          <table:table-cell office:value-type="string" calcext:value-type="string">
            <text:p>relacion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uario</text:p>
          </table:table-cell>
          <table:table-cell table:number-columns-repeated="6"/>
          <table:table-cell office:value-type="string" calcext:value-type="string">
            <text:p>usuario(<text:span text:style-name="T1">username, email, </text:span>fecha_de_alta, fecha_de_nacimiento, edad, nombre, apellido)</text:p>
          </table:table-cell>
        </table:table-row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fecha de alta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ublicac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publicacion 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cant_likes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isibilidad</text:p>
          </table:table-cell>
          <table:table-cell/>
          <table:table-cell office:value-type="string" calcext:value-type="string">
            <text:p>publicacion(<text:span text:style-name="T1">id_publicacion,</text:span> contenido, cant_likes, cant_comentarios, url, visibilidad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x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publicacion 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cant_likes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isibilidad</text:p>
          </table:table-cell>
          <table:table-cell office:value-type="string" calcext:value-type="string">
            <text:p>caracteres</text:p>
          </table:table-cell>
          <table:table-cell office:value-type="string" calcext:value-type="string">
            <text:p>texto(<text:span text:style-name="T1">id_publicacion,</text:span> contenido, cant_likes, cant_comentarios, url, visibilidad, texto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a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publicacion 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cant_likes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isibilidad</text:p>
          </table:table-cell>
          <table:table-cell office:value-type="string" calcext:value-type="string">
            <text:p>resolucion_imagen</text:p>
          </table:table-cell>
          <table:table-cell office:value-type="string" calcext:value-type="string">
            <text:p><text:span text:style-name="T2">imagen(</text:span><text:span text:style-name="T3">id_publicacion,</text:span><text:span text:style-name="T4"> contenido, cant_likes, cant_comentarios, url, visibilidad, resolucion_imagen)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publicacion 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cant_likes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isibilidad</text:p>
          </table:table-cell>
          <table:table-cell office:value-type="string" calcext:value-type="string">
            <text:p>resolucion_video</text:p>
          </table:table-cell>
          <table:table-cell office:value-type="string" calcext:value-type="string">
            <text:p><text:span text:style-name="T2">video(</text:span><text:span text:style-name="T3">id_publicacion,</text:span><text:span text:style-name="T4"> contenido, cant_likes, cant_comentarios, url, visibilidad, resolucion_video)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i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number-columns-repeated="6"/>
          <table:table-cell office:value-type="string" calcext:value-type="string">
            <text:p>pais(<text:span text:style-name="T1">nombre</text:span>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entario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_comentario</text:p>
          </table:table-cell>
          <table:table-cell office:value-type="string" calcext:value-type="string">
            <text:p>contenido</text:p>
          </table:table-cell>
          <table:table-cell table:number-columns-repeated="5"/>
          <table:table-cell office:value-type="string" calcext:value-type="string">
            <text:p>comentario(id_comentario, contenid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20:04:29.485682416</meta:creation-date>
    <dc:date>2025-09-13T20:36:10.250798101</dc:date>
    <meta:editing-duration>PT10M50S</meta:editing-duration>
    <meta:editing-cycles>1</meta:editing-cycles>
    <meta:document-statistic meta:table-count="1" meta:cell-count="53" meta:object-count="0"/>
    <meta:generator>LibreOffice/25.2.3.2$Linux_X86_64 LibreOffice_project/520$Build-2</meta:generator>
  </office:meta>
</office:document-meta>
</file>